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22-01-24 0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21-02-23 0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20-01-22 0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19-02-14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18-01-0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17-01-24 1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16-01-15 0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15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14-09-17 0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329</text:p>
          </table:table-cell>
          <table:table-cell office:value-type="string" calcext:value-type="string">
            <text:p>2014-04-30 0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